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f200" fo:border="0.06pt solid #000000"/>
    </style:style>
    <style:style style:name="ce7" style:family="table-cell" style:parent-style-name="Default" style:data-style-name="N10121">
      <style:table-cell-properties fo:background-color="#fff200" fo:border="0.06pt solid #000000"/>
    </style:style>
    <style:style style:name="ce2" style:family="table-cell" style:parent-style-name="Default" style:data-style-name="N10000">
      <style:table-cell-properties fo:background-color="#fdc578" fo:border="0.06pt solid #000000"/>
    </style:style>
    <style:style style:name="ce9" style:family="table-cell" style:parent-style-name="Default" style:data-style-name="N10121">
      <style:table-cell-properties fo:background-color="#fdc578" fo:border="0.06pt solid #000000"/>
    </style:style>
    <style:style style:name="ce3" style:family="table-cell" style:parent-style-name="Default" style:data-style-name="N10000">
      <style:table-cell-properties fo:background-color="#ef413d" fo:border="0.06pt solid #000000"/>
    </style:style>
    <style:style style:name="ce11" style:family="table-cell" style:parent-style-name="Default" style:data-style-name="N10121">
      <style:table-cell-properties fo:background-color="#ef413d" fo:border="0.06pt solid #000000"/>
    </style:style>
    <style:style style:name="ce4" style:family="table-cell" style:parent-style-name="Default" style:data-style-name="N10000">
      <style:table-cell-properties fo:background-color="#00aaad" fo:border="0.06pt solid #000000"/>
    </style:style>
    <style:style style:name="ce13" style:family="table-cell" style:parent-style-name="Default" style:data-style-name="N10121">
      <style:table-cell-properties fo:background-color="#00aaad" fo:border="0.06pt solid #000000"/>
    </style:style>
    <style:style style:name="ce5" style:family="table-cell" style:parent-style-name="Default" style:data-style-name="N10000">
      <style:table-cell-properties fo:background-color="transparent" fo:border="0.06pt solid #000000"/>
    </style:style>
    <style:style style:name="ce15" style:family="table-cell" style:parent-style-name="Default" style:data-style-name="N10121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3" table:default-cell-style-name="ce7"/>
        <table:table-column table:style-name="co3" table:number-columns-repeated="4" table:default-cell-style-name="ce9"/>
        <table:table-column table:style-name="co3" table:number-columns-repeated="4" table:default-cell-style-name="ce11"/>
        <table:table-column table:style-name="co3" table:number-columns-repeated="4" table:default-cell-style-name="ce13"/>
        <table:table-column table:style-name="co3" table:number-columns-repeated="4" table:default-cell-style-name="ce15"/>
        <table:table-row table:style-name="ro1">
          <table:table-cell office:value-type="string" calcext:value-type="string">
            <text:p><text:s text:c="18"/></text:p>
          </table:table-cell>
          <table:table-cell table:style-name="ce1" office:value-type="string" calcext:value-type="string">
            <text:p><text:s/>index=1 <text:s/>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ic</text:p>
          </table:table-cell>
          <table:table-cell table:style-name="ce1" office:value-type="string" calcext:value-type="string">
            <text:p>%</text:p>
          </table:table-cell>
          <table:table-cell table:style-name="ce2" office:value-type="string" calcext:value-type="string">
            <text:p><text:s/>index=2 <text:s text:c="3"/>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ic</text:p>
          </table:table-cell>
          <table:table-cell table:style-name="ce2" office:value-type="string" calcext:value-type="string">
            <text:p>%</text:p>
          </table:table-cell>
          <table:table-cell table:style-name="ce3" office:value-type="string" calcext:value-type="string">
            <text:p><text:s/>index=3 <text:s text:c="2"/>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ic</text:p>
          </table:table-cell>
          <table:table-cell table:style-name="ce3" office:value-type="string" calcext:value-type="string">
            <text:p>%</text:p>
          </table:table-cell>
          <table:table-cell table:style-name="ce4" office:value-type="string" calcext:value-type="string">
            <text:p><text:s/>index=4 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ic</text:p>
          </table:table-cell>
          <table:table-cell table:style-name="ce4" office:value-type="string" calcext:value-type="string">
            <text:p>%</text:p>
          </table:table-cell>
          <table:table-cell table:style-name="ce5" office:value-type="string" calcext:value-type="string">
            <text:p><text:s/>index=5 <text:s/></text:p>
          </table:table-cell>
          <table:table-cell table:style-name="ce5" office:value-type="string" calcext:value-type="string">
            <text:p>%</text:p>
          </table:table-cell>
          <table:table-cell table:style-name="ce5" office:value-type="string" calcext:value-type="string">
            <text:p>ic</text:p>
          </table:table-cell>
          <table:table-cell table:style-name="ce5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confirmedMode</text:p>
          </table:table-cell>
          <table:table-cell office:value-type="float" office:value="47.26667" calcext:value-type="float">
            <text:p>47.267</text:p>
          </table:table-cell>
          <table:table-cell table:formula="of:=([.B2]*100)/51.26667" office:value-type="float" office:value="92.1976598050936" calcext:value-type="float">
            <text:p>92.198</text:p>
          </table:table-cell>
          <table:table-cell office:value-type="float" office:value="0.23409" calcext:value-type="float">
            <text:p>0.234</text:p>
          </table:table-cell>
          <table:table-cell table:formula="of:=([.D2]*100)/[.B2]" office:value-type="float" office:value="0.495253843776175" calcext:value-type="float">
            <text:p>0.495</text:p>
          </table:table-cell>
          <table:table-cell office:value-type="float" office:value="2874.46667" calcext:value-type="float">
            <text:p>2874.467</text:p>
          </table:table-cell>
          <table:table-cell table:formula="of:=([.F2]*100)/2894.46667" office:value-type="float" office:value="99.309026419019" calcext:value-type="float">
            <text:p>99.309</text:p>
          </table:table-cell>
          <table:table-cell office:value-type="float" office:value="0.66786" calcext:value-type="float">
            <text:p>0.668</text:p>
          </table:table-cell>
          <table:table-cell table:formula="of:=([.H2]*100)/[.F2]" office:value-type="float" office:value="0.0232342231332952" calcext:value-type="float">
            <text:p>0.023</text:p>
          </table:table-cell>
          <table:table-cell office:value-type="float" office:value="139.6" calcext:value-type="float">
            <text:p>139.600</text:p>
          </table:table-cell>
          <table:table-cell table:formula="of:=([.J2]*100)/157.93333" office:value-type="float" office:value="88.3917283324552" calcext:value-type="float">
            <text:p>88.392</text:p>
          </table:table-cell>
          <table:table-cell office:value-type="float" office:value="1.95801" calcext:value-type="float">
            <text:p>1.958</text:p>
          </table:table-cell>
          <table:table-cell table:formula="of:=([.L2]*100)/[.J2]" office:value-type="float" office:value="1.40258595988539" calcext:value-type="float">
            <text:p>1.403</text:p>
          </table:table-cell>
          <table:table-cell office:value-type="float" office:value="244.06667" calcext:value-type="float">
            <text:p>244.067</text:p>
          </table:table-cell>
          <table:table-cell table:formula="of:=([.N2]*100)/255.4" office:value-type="float" office:value="95.5625176194205" calcext:value-type="float">
            <text:p>95.563</text:p>
          </table:table-cell>
          <table:table-cell office:value-type="float" office:value="0.2635" calcext:value-type="float">
            <text:p>0.264</text:p>
          </table:table-cell>
          <table:table-cell table:formula="of:=([.P2]*100)/[.N2]" office:value-type="float" office:value="0.107962303906551" calcext:value-type="float">
            <text:p>0.108</text:p>
          </table:table-cell>
          <table:table-cell office:value-type="float" office:value="16649" calcext:value-type="float">
            <text:p>16649.000</text:p>
          </table:table-cell>
          <table:table-cell table:formula="of:=([.R2]*100)/18290.53333" office:value-type="float" office:value="91.0252298258162" calcext:value-type="float">
            <text:p>91.025</text:p>
          </table:table-cell>
          <table:table-cell office:value-type="float" office:value="1459.35061" calcext:value-type="float">
            <text:p>1459.351</text:p>
          </table:table-cell>
          <table:table-cell table:formula="of:=([.T2]*100)/[.R2]" office:value-type="float" office:value="8.7653949786774" calcext:value-type="float">
            <text:p>8.765</text:p>
          </table:table-cell>
        </table:table-row>
        <table:table-row table:style-name="ro1">
          <table:table-cell office:value-type="string" calcext:value-type="string">
            <text:p>noConfirmedMode</text:p>
          </table:table-cell>
          <table:table-cell office:value-type="float" office:value="42.2" calcext:value-type="float">
            <text:p>42.200</text:p>
          </table:table-cell>
          <table:table-cell table:formula="of:=([.B3]*100)/47.13333" office:value-type="float" office:value="89.5332453701022" calcext:value-type="float">
            <text:p>89.533</text:p>
          </table:table-cell>
          <table:table-cell office:value-type="float" office:value="0.34288" calcext:value-type="float">
            <text:p>0.343</text:p>
          </table:table-cell>
          <table:table-cell table:formula="of:=([.D3]*100)/[.B3]" office:value-type="float" office:value="0.812511848341232" calcext:value-type="float">
            <text:p>0.813</text:p>
          </table:table-cell>
          <table:table-cell office:value-type="float" office:value="2854.93333" calcext:value-type="float">
            <text:p>2854.933</text:p>
          </table:table-cell>
          <table:table-cell table:formula="of:=([.F3]*100)/2880" office:value-type="float" office:value="99.1296295138889" calcext:value-type="float">
            <text:p>99.130</text:p>
          </table:table-cell>
          <table:table-cell office:value-type="float" office:value="0.57482" calcext:value-type="float">
            <text:p>0.575</text:p>
          </table:table-cell>
          <table:table-cell table:formula="of:=([.H3]*100)/[.F3]" office:value-type="float" office:value="0.0201342705260301" calcext:value-type="float">
            <text:p>0.020</text:p>
          </table:table-cell>
          <table:table-cell office:value-type="float" office:value="123.73333" calcext:value-type="float">
            <text:p>123.733</text:p>
          </table:table-cell>
          <table:table-cell table:formula="of:=([.J3]*100)/143.13333" office:value-type="float" office:value="86.4462036899442" calcext:value-type="float">
            <text:p>86.446</text:p>
          </table:table-cell>
          <table:table-cell office:value-type="float" office:value="0.48002" calcext:value-type="float">
            <text:p>0.480</text:p>
          </table:table-cell>
          <table:table-cell table:formula="of:=([.L3]*100)/[.J3]" office:value-type="float" office:value="0.387947208727026" calcext:value-type="float">
            <text:p>0.388</text:p>
          </table:table-cell>
          <table:table-cell office:value-type="float" office:value="225.06667" calcext:value-type="float">
            <text:p>225.067</text:p>
          </table:table-cell>
          <table:table-cell table:formula="of:=([.N3]*100)/240.13333" office:value-type="float" office:value="93.7257106291742" calcext:value-type="float">
            <text:p>93.726</text:p>
          </table:table-cell>
          <table:table-cell office:value-type="float" office:value="0.41163" calcext:value-type="float">
            <text:p>0.412</text:p>
          </table:table-cell>
          <table:table-cell table:formula="of:=([.P3]*100)/[.N3]" office:value-type="float" office:value="0.182892473594602" calcext:value-type="float">
            <text:p>0.183</text:p>
          </table:table-cell>
          <table:table-cell office:value-type="float" office:value="48911.86667" calcext:value-type="float">
            <text:p>48911.867</text:p>
          </table:table-cell>
          <table:table-cell table:formula="of:=([.R3]*100)/53997.26667" office:value-type="float" office:value="90.5821158854595" calcext:value-type="float">
            <text:p>90.582</text:p>
          </table:table-cell>
          <table:table-cell office:value-type="float" office:value="11.84832" calcext:value-type="float">
            <text:p>11.848</text:p>
          </table:table-cell>
          <table:table-cell table:formula="of:=([.T3]*100)/[.R3]" office:value-type="float" office:value="0.0242238148053898" calcext:value-type="float">
            <text:p>0.024</text:p>
          </table:table-cell>
        </table:table-row>
        <table:table-row table:style-name="ro1">
          <table:table-cell office:value-type="string" calcext:value-type="string">
            <text:p>retransmissionMode (retries=4 e timeout = 0.4)</text:p>
          </table:table-cell>
          <table:table-cell office:value-type="float" office:value="47.06667" calcext:value-type="float">
            <text:p>47.067</text:p>
          </table:table-cell>
          <table:table-cell table:formula="of:=([.B4]*100)/47.06667" office:value-type="float" office:value="100" calcext:value-type="float">
            <text:p>100.000</text:p>
          </table:table-cell>
          <table:table-cell office:value-type="float" office:value="0.03374" calcext:value-type="float">
            <text:p>0.034</text:p>
          </table:table-cell>
          <table:table-cell table:formula="of:=([.D4]*100)/[.B4]" office:value-type="float" office:value="0.0716855473310519" calcext:value-type="float">
            <text:p>0.072</text:p>
          </table:table-cell>
          <table:table-cell office:value-type="float" office:value="2871.86667" calcext:value-type="float">
            <text:p>2871.867</text:p>
          </table:table-cell>
          <table:table-cell table:formula="of:=([.F4]*100)/2872.86667" office:value-type="float" office:value="99.9651915624751" calcext:value-type="float">
            <text:p>99.965</text:p>
          </table:table-cell>
          <table:table-cell office:value-type="float" office:value="0.04598" calcext:value-type="float">
            <text:p>0.046</text:p>
          </table:table-cell>
          <table:table-cell table:formula="of:=([.H4]*100)/[.F4]" office:value-type="float" office:value="0.00160104925762448" calcext:value-type="float">
            <text:p>0.002</text:p>
          </table:table-cell>
          <table:table-cell office:value-type="float" office:value="133.8" calcext:value-type="float">
            <text:p>133.800</text:p>
          </table:table-cell>
          <table:table-cell table:formula="of:=([.J4]*100)/133.8" office:value-type="float" office:value="100" calcext:value-type="float">
            <text:p>100.000</text:p>
          </table:table-cell>
          <table:table-cell office:value-type="float" office:value="4.8385" calcext:value-type="float">
            <text:p>4.839</text:p>
          </table:table-cell>
          <table:table-cell table:formula="of:=([.L4]*100)/[.J4]" office:value-type="float" office:value="3.61621823617339" calcext:value-type="float">
            <text:p>3.616</text:p>
          </table:table-cell>
          <table:table-cell office:value-type="float" office:value="240" calcext:value-type="float">
            <text:p>240.000</text:p>
          </table:table-cell>
          <table:table-cell table:formula="of:=([.N4]*100)/240" office:value-type="float" office:value="100" calcext:value-type="float">
            <text:p>100.000</text:p>
          </table:table-cell>
          <table:table-cell office:value-type="float" office:value="0" calcext:value-type="float">
            <text:p>0.000</text:p>
          </table:table-cell>
          <table:table-cell table:formula="of:=([.P4]*100)/[.N4]" office:value-type="float" office:value="0" calcext:value-type="float">
            <text:p>0.000</text:p>
          </table:table-cell>
          <table:table-cell office:value-type="float" office:value="41374.6" calcext:value-type="float">
            <text:p>41374.600</text:p>
          </table:table-cell>
          <table:table-cell table:formula="of:=([.R4]*100)/41377.4" office:value-type="float" office:value="99.9932330209245" calcext:value-type="float">
            <text:p>99.993</text:p>
          </table:table-cell>
          <table:table-cell office:value-type="float" office:value="4.85274" calcext:value-type="float">
            <text:p>4.853</text:p>
          </table:table-cell>
          <table:table-cell table:formula="of:=([.T4]*100)/[.R4]" office:value-type="float" office:value="0.0117287901272762" calcext:value-type="float">
            <text:p>0.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 style:data-style-name="N2" text:time-value="21:06:33.4650635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01:02.859574782</meta:creation-date>
    <dc:date>2019-09-24T21:09:04.944405889</dc:date>
    <meta:editing-duration>PT2H7M20S</meta:editing-duration>
    <meta:editing-cycles>15</meta:editing-cycles>
    <meta:generator>LibreOffice/6.0.7.3$Linux_X86_64 LibreOffice_project/00m0$Build-3</meta:generator>
    <meta:document-statistic meta:table-count="1" meta:cell-count="84" meta:object-count="0"/>
  </office:meta>
</office:document-meta>
</file>